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für </mtext>
            <mi/>
            <mstyle mathvariant="bold">
              <mrow>
                <mi>L</mi>
              </mrow>
            </mstyle>
            <mrow>
              <mi/>
              <mo stretchy="false">=</mo>
              <mi/>
            </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i>N</mi>
              </munderover>
              <msub>
                <mrow>
                  <mstyle mathvariant="bold">
                    <mrow>
                      <mi>L</mi>
                    </mrow>
                  </mstyle>
                </mrow>
                <mi>i</mi>
              </msub>
            </mrow>
            <mrow>
              <mi/>
              <mo stretchy="false">=</mo>
              <mi/>
            </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i>N</mi>
              </munderover>
              <msub>
                <mi>m</mi>
                <mi>i</mi>
              </msub>
            </mrow>
            <mrow>
              <mo stretchy="false">(</mo>
              <mrow>
                <msub>
                  <mrow>
                    <mstyle mathvariant="bold">
                      <mrow>
                        <mi>r</mi>
                      </mrow>
                    </mstyle>
                  </mrow>
                  <mi>i</mi>
                </msub>
                <mrow>
                  <mi/>
                  <mo stretchy="false">×</mo>
                  <mi/>
                </mrow>
                <msub>
                  <mrow>
                    <mover accent="true">
                      <mstyle mathvariant="bold">
                        <mrow>
                          <mi>r</mi>
                        </mrow>
                      </mstyle>
                      <mo stretchy="false">˙</mo>
                    </mover>
                  </mrow>
                  <mi>i</mi>
                </msub>
              </mrow>
              <mo stretchy="false">)</mo>
            </mrow>
            <mi/>
            <mtext> gilt</mtext>
          </mrow>
        </mtd>
      </mtr>
      <mtr>
        <mtd>
          <mrow>
            <mfrac>
              <mtext>d</mtext>
              <mrow>
                <mtext>d</mtext>
                <mi>t</mi>
              </mrow>
            </mfrac>
            <mstyle mathvariant="bold">
              <mrow>
                <mi>L</mi>
              </mrow>
            </mstyle>
            <mrow>
              <mi/>
              <mo stretchy="false">=</mo>
              <mi/>
            </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i>N</mi>
              </munderover>
              <mrow>
                <mo stretchy="false">(</mo>
                <mrow>
                  <msub>
                    <mrow>
                      <mstyle mathvariant="bold">
                        <mrow>
                          <mi>r</mi>
                        </mrow>
                      </mstyle>
                    </mrow>
                    <mi>i</mi>
                  </msub>
                  <mrow>
                    <mi/>
                    <mo stretchy="false">×</mo>
                    <mi/>
                  </mrow>
                  <msubsup>
                    <mrow>
                      <mstyle mathvariant="bold">
                        <mrow>
                          <mi>F</mi>
                        </mrow>
                      </mstyle>
                    </mrow>
                    <mi>i</mi>
                    <mrow>
                      <mo stretchy="false">(</mo>
                      <mrow>
                        <mtext>ex</mtext>
                      </mrow>
                      <mo stretchy="false">)</mo>
                    </mrow>
                  </msubsup>
                </mrow>
                <mo stretchy="false">)</mo>
              </mrow>
            </mrow>
            <mrow>
              <mi/>
              <mo stretchy="false">=</mo>
              <mi/>
            </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i>N</mi>
              </munderover>
              <msubsup>
                <mrow>
                  <mstyle mathvariant="bold">
                    <mrow>
                      <mi>M</mi>
                    </mrow>
                  </mstyle>
                </mrow>
                <mi>i</mi>
                <mrow>
                  <mo stretchy="false">(</mo>
                  <mrow>
                    <mtext>ex</mtext>
                  </mrow>
                  <mo stretchy="false">)</mo>
                </mrow>
              </msubsup>
            </mrow>
            <mrow>
              <mi/>
              <mo stretchy="false">=</mo>
              <mi/>
            </mrow>
            <msup>
              <mrow>
                <mstyle mathvariant="bold">
                  <mrow>
                    <mi>M</mi>
                  </mrow>
                </mstyle>
              </mrow>
              <mrow>
                <mo stretchy="false">(</mo>
                <mrow>
                  <mtext>ex</mtext>
                </mrow>
                <mo stretchy="false">)</mo>
              </mrow>
            </msup>
          </mrow>
        </mtd>
      </mtr>
    </mtable>
    <annotation encoding="StarMath 5.0">"für " ` bold L `=` sum from {i=1} to N {bold L} _i `=` sum from {i=1} to N m_i ({bold r} _i ` times ` {dot bold r} _i) ` " gilt" newline
"d" over {"d" t} bold L `=` sum from {i=1} to N ({bold r} _i ` times ` {bold F}^("ex") _i) `=` sum from {i=1} to N {bold M}^("ex") _i `=` {bold M}^("ex"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2:11:35.242000000</meta:creation-date>
    <meta:generator>LibreOffice/4.1.4.2$Windows_x86 LibreOffice_project/0a0440ccc0227ad9829de5f46be37cfb6edcf72</meta:generator>
  </office:meta>
</office:document-meta>
</file>